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0.16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12.8058333333333cm" style:use-optimal-column-width="true"/>
    </style:style>
    <style:style style:name="co5" style:family="table-column">
      <style:table-column-properties fo:break-before="auto" style:column-width="4.7625cm" style:use-optimal-column-width="true"/>
    </style:style>
    <style:style style:name="co6" style:family="table-column">
      <style:table-column-properties fo:break-before="auto" style:column-width="10.31875cm" style:use-optimal-column-width="true"/>
    </style:style>
    <style:style style:name="co7" style:family="table-column">
      <style:table-column-properties fo:break-before="auto" style:column-width="3.94229166666667cm" style:use-optimal-column-width="true"/>
    </style:style>
    <style:style style:name="co8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able:cell-range-source table:name="List-of-Initiatives-AI-X-xlsx-2" table:last-column-spanned="7" table:last-row-spanned="75" xlink:href="/Users/lorenzinovaccari/Downloads/List-of-Initiatives-AI-X-xlsx-2.csv"/>
            <text:p>titl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administrative leve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COFOG first level</text:p>
          </table:table-cell>
          <table:table-cell office:value-type="string" table:style-name="ce1">
            <text:p>COFOG second level</text:p>
          </table:table-cell>
          <table:table-cell office:value-type="string" table:style-name="ce1">
            <text:p>AI typ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 Mona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usp.gv.at/Portal.Node/usp/public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itizenLab - citizen participation platform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tizenlab.co/blog/product-update/natural-language-processing-at-citizenlab-how-machine-learning-can-transform-citizen-engagement-projects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tection holding a phone in car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as.be/nl/newsroom/succesvolle-test-met-camerasysteem-om-gsm-gebruik-achter-het-stuur-te-detecteren-/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bnet AI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jobbereik.vdab.be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LP for AcPaas tenders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cpaas.digipolis.be/nl/product/NLP-engine/abou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ject Verontrustingen<text:s/>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dialogic.nl/wp-content/uploads/2018/06/VTOM-Small-Kids-Big-Data-Frank-Bongers-mei-2018.pdf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Family and children.</text:p>
          </table:table-cell>
          <table:table-cell office:value-type="string" table:style-name="ce1">
            <text:p>Automated reaso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ovdic City Concierge Chatbot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umni.bg/en/plovdiv-city-concierge-chatbot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ija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ndrija.ai/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 Hope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themayor.eu/en/a/view/coronavirus-chatbot-educates-the-citizens-of-vinkovci-4796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I for water quality monitoring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wateranalytics.eu/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IN Smart Water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aquatechtrade.com/news/article/video-story-digital-denmark/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 for citizen general service enquirie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frederiksberg.dk/nyheder/frederiksberg-kommune-deltager-i-forsog-med-chatbo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tection of errors in business statement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custom-page/attachment/2020-07/Study%20on%20public%20sector%20data%20strategies%2C%20policies%20and%20governance%20%E2%80%93%20ANNEX%20Case%20studies.pdf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tection of anomalies in X-Road / public officials computer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ria-kasutuslugu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 - predicting employment pathway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-estonia.com/new-e-estonia-factsheet-national-ai-kratt-strategy/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TIKA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smos.ut.ee/en/news/information-system-satikas-helps-detect-mowing-using-satellite-data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tistics Estonia virtual assistant/chatbot ITI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statistikaameti-kasutuslugu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VE Chatbot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ebot.ee/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xt analysis for removing personal data from document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git.texta.ee/texta/texta-res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e Fiva (RPA)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ulkaisut.valtioneuvosto.fi/bitstream/handle/10024/161688/41_19_Leading%20the%20way%20into%20the%20age%20of%20artificial%20intelligence.pdf?sequence=4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Knowledge represent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gri.fi Chatbot Kamu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igri.fi/en/chat1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uloBot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ouka.fi/oulu/oulubot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 Claudia (Chorus)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o-online.com/actualites/lire-chorus-pro-aussi-aide-ses-utilisateurs-avec-un-chatbot-10199.html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ud detection value declara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aiforhumanity.fr/pdfs/MissionVillani_Report_ENG-VF.pdf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office:value-type="string" table:style-name="ce1">
            <text:p>Knowledge represent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BonneBo√Æt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social/BlobServlet?docId=20605&amp;langId=e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office:value-type="string" table:style-name="ce1">
            <text:p>Search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nauxFaibl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beta.gouv.fr/startups/signaux-faibles.html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-19 (Interdepartmental chatbot on the topic of Corona).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chatbot.it.bund.de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vBot Verwaltungssuchmaschine NRW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publicplan.de/projekt/verwaltungssuchmaschine-nrw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Search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fugee Language Detectio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w.com/en/automatic-speech-analysis-software-used-to-verify-refugees-dialects/a-37980819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office:value-type="string" table:style-name="ce1">
            <text:p>Audio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RTH-MUKA - Public Organizations Multi-factor Misinformation Handling<text:s/>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4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venue Chatbot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ps2020.gov.ie/actions/innovating-for-our-future/innovation/emerging-technology/artificial-intelligence/revenue-chatbot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Audio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Dublin Beat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smartdublin.ie/smart-dublin-explores-how-ai-social-media-can-help-improve-the-city-region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orbo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borbot.it/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Cultural services.</text:p>
          </table:table-cell>
          <table:table-cell office:value-type="string" table:style-name="ce1">
            <text:p>Automated reaso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 humanoid robo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ongnocchi.it/news-ed-eventi/@news/robot-e-realta-virtuale-a-technology-hub-ecco-la-riabilitazione-innovativa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office:value-type="string" table:style-name="ce1">
            <text:p>Automated reaso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mart Planner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smartcommunitylab.it/app/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Planning and Schedul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 Toms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d.gov.lv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 UNA<text:s/>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oecd-opsi.org/innovations/una-the-first-virtual-assistant-of-public-administration-in-latvia/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TS (Future Intelligent Transport Systems) ITEMS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investinlatvia.org/en/key-sectors/sectors/smart-city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Computer vis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go Virtual Asssistant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cefdigital/wiki/download/attachments/61932141/2_04_Janis%20Ziedins_Artus%20Vasiljevskis_Hugo.lv-AI_powered_service.pdf?version=1&amp;modificationDate=1544438787726&amp;api=v2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CIS H2020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://www.fntt.lt/lt/ivykiai/fntt-kartu-su-partneriais-pradeda-igyvendinti-europos-sajungos-moksliniu-tyrimu-ir-inovaciju-lesomis-remiama-projekta/3768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LTe' chatbot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ronastop.lrv.lt/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PR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politie.nl/themas/anpr.html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office:value-type="string" table:style-name="ce1">
            <text:p>Computer vis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ime Anticipation System (CAS)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ceur-ws.org/Vol-2103/paper_6.pdf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yRi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syri-netherlands-algorithm/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protection n.e.c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s Norway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oost.ai/articles/automation-for-the-people-using-conversational-ai-to-benefit-the-public-sector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L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4#id0022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Foreign economic aid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solvency Predicition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norden.diva-portal.org/smash/get/diva2:1375500/FULLTEXT01.pdf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 - Chatbot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3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I: Protection of digital infrastructur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7</text:p>
          </table:table-cell>
          <table:table-cell office:value-type="string" table:style-name="ce1">
            <text:p>Defence</text:p>
          </table:table-cell>
          <table:table-cell office:value-type="string" table:style-name="ce1">
            <text:p>Military defence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arance Chamber ICT System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pf.org.pl/en/wp-content/uploads/sites/3/2019/05/alGOVrithms-State-of-Play-Report.pdf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app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pl/web/cyfryzacja/aplikacja-kwarantanna-domowa--ruszyl-proces-jej-udostepniania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office:value-type="string" table:style-name="ce1">
            <text:p>Computer vis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news/2019-09/ISA2_Architecture%20for%20public%20service%20chatbots.pdf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economic, commercial and labour affair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ification of medical prescription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portugal-automated-verification-prescriptions-medical-fraud/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a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romaniajournal.ro/society-people/antonia-the-first-virtual-public-servant-in-romania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ce recognition Bucharest Airport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ti.eu.com/press-releases/uti-will-implement-face-recognition-and-intelligent-image-analysis-systems-with-otopeni-airport/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office:value-type="string" table:style-name="ce1">
            <text:p>Computer vis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I algorithms PCA in audit methodolog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dennikn.sk/blog/1561696/big-data-ukazali-nestandardne-predpisovanie-liekov-usporime-tak-statisice-eur/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office:value-type="string" table:style-name="ce1">
            <text:p>Automated reaso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 Oversi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topbyrokracii.sk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tbot Taxana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youtube.com/watch?v=UQ_XRlIFtrQ &amp; https://www.podnikajte.sk/dane/taxana-chatbo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mantic analyser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nio.gov.si/nio/asset/semanticni+analizator+besedil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0 Servic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inline-files/08-2%20Salvador_Estevan_Martinez%20and%20Doaa_Samy_0.pdf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I for measuring beach attendanc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uroweeklynews.com/2020/05/04/costa-del-sols-fuengirola-will-use-artificial-intelligence-to-control-capacity-at-beaches-and-public-spaces/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Recreational and sporting services.</text:p>
          </table:table-cell>
          <table:table-cell office:value-type="string" table:style-name="ce1">
            <text:p>Computer vis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c√©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merce.300000.eu/data2/informe_merce.pdf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y II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arcelona.cat/infobarcelona/en/tema/senior-citizens/misty-ii-the-social-robot-becomes-part-of-the-lives-of-twenty-senior-citizens_907645.html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Old age.</text:p>
          </table:table-cell>
          <table:table-cell office:value-type="string" table:style-name="ce1">
            <text:p>Robotics and Autom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iPo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ciencedirect.com/science/article/abs/pii/S095070511830128X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tomated social welfare decisions in Trelleborg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valcon.com/insights/trelleborg-robotics-solution/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exclusion n.e.c.</text:p>
          </table:table-cell>
          <table:table-cell office:value-type="string" table:style-name="ce1">
            <text:p>Automated reaso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katti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katteverket.se/omoss/kontaktaoss/chattamedvardigitalamedarbetare.4.2cf1b5cd163796a5c8b403b.html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ngai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pplands-bro.se/kommun--politik/om-kommunen/information-om-coronaviruset/nyheter-corona/2020-05-05-kommunen-tar-nasta-steg-i-fordomsfri-rekrytering-med-intervjuroboten-tengai.html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office:value-type="string" table:style-name="ce1">
            <text:p>Audio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 Chatbot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previon.ch/projekte/maxi-der-clevere-chatbot-der-sva-aargau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GAuto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mental.bfs.admin.ch/expstat/en/home/innovation-data-science/nogauto.html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R&amp;D economic affairs</text:p>
          </table:table-cell>
          <table:table-cell office:value-type="string" table:style-name="ce1">
            <text:p>Robotics and Autom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elia CitizenBo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kauthority.com/articles/enfield-joins-microsoft-in-citizenbot-project/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office:value-type="string" table:style-name="ce1">
            <text:p>Natural language process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byl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abylonhealth.com/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arly Help Profiling System (EHPS)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ackneycitizen.co.uk/2018/10/18/council-360k-xantura-software-profiles-troubled-families/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Family and children.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suring MOT standards in garag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uk/government/case-studies/how-the-department-for-transport-used-ai-to-improve-mot-test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R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andfonline.com/doi/pdf/10.1080/13600834.2018.1458455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office:value-type="string" table:style-name="ce1">
            <text:p>Machine learning</text:p>
          </table:table-cell>
          <table:table-cell table:number-columns-repeated="16377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List_of_Initiatives_AI_X_xlsx_2" table:cell-range-address="Sheet1.$A$1:Sheet1.$G$75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Microsoft Office User</meta:initial-creator>
    <dc:creator>Microsoft Office User</dc:creator>
    <meta:creation-date>2021-06-14T16:01:44Z</meta:creation-date>
    <dc:date>2021-06-14T16:03:40Z</dc:date>
  </office:meta>
</office:document-meta>
</file>